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7000002E52152B94D7933AE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2650" officeooo:paragraph-rsid="001b2650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2.006cm, 8.585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</text:p>
      <text:p text:style-name="P1">a) </text:p>
      <text:p text:style-name="P1"><draw:frame draw:style-name="fr1" draw:name="Imagen1" text:anchor-type="paragraph" svg:width="15.009cm" svg:height="10.945cm" draw:z-index="0"><draw:image xlink:href="Pictures/1000020100000287000002E52152B94D7933AE6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6:35:12.570981187</meta:creation-date>
    <dc:date>2020-03-06T16:52:31.286984458</dc:date>
    <meta:editing-duration>PT7M8S</meta:editing-duration>
    <meta:editing-cycles>1</meta:editing-cycles>
    <meta:document-statistic meta:table-count="0" meta:image-count="1" meta:object-count="0" meta:page-count="1" meta:paragraph-count="2" meta:word-count="2" meta:character-count="5" meta:non-whitespace-character-count="4"/>
    <meta:generator>LibreOffice/6.0.7.3$Linux_X86_64 LibreOffice_project/00m0$Build-3</meta:generator>
  </office:meta>
</office:document-meta>
</file>